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My GitHub Page&lt;/title&gt;</text:p>
      <text:p text:style-name="Normal"><text:s text:c="4"/>&lt;link rel="stylesheet" href="styles.css"&gt;</text:p>
      <text:p text:style-name="Normal"><text:s text:c="4"/>&lt;link href="https://fonts.googleapis.com/css2?family=Poppins:wght@300;400;600&amp;display=swap" rel="stylesheet"&gt;</text:p>
      <text:p text:style-name="Normal"><text:s text:c="4"/>&lt;style&gt;</text:p>
      <text:p text:style-name="Normal"><text:s text:c="8"/>body {</text:p>
      <text:p text:style-name="Normal"><text:s text:c="12"/>font-family: 'Poppins', sans-serif;</text:p>
      <text:p text:style-name="Normal"><text:s text:c="12"/>margin: 0;</text:p>
      <text:p text:style-name="Normal"><text:s text:c="12"/>padding: 0;</text:p>
      <text:p text:style-name="Normal"><text:s text:c="12"/>text-align: center;</text:p>
      <text:p text:style-name="Normal"><text:s text:c="12"/>background-color: #ffffff;</text:p>
      <text:p text:style-name="Normal"><text:s text:c="12"/>color: #333;</text:p>
      <text:p text:style-name="Normal"><text:s text:c="8"/>}</text:p>
      <text:p text:style-name="Normal"><text:s text:c="8"/>header {</text:p>
      <text:p text:style-name="Normal"><text:s text:c="12"/>background: #f8f9fa;</text:p>
      <text:p text:style-name="Normal"><text:s text:c="12"/>color: #333;</text:p>
      <text:p text:style-name="Normal"><text:s text:c="12"/>padding: 20px 0;</text:p>
      <text:p text:style-name="Normal"><text:s text:c="12"/>border-bottom: 2px solid #ddd;</text:p>
      <text:p text:style-name="Normal"><text:s text:c="8"/>}</text:p>
      <text:p text:style-name="Normal"><text:s text:c="8"/>section {</text:p>
      <text:p text:style-name="Normal"><text:s text:c="12"/>padding: 40px;</text:p>
      <text:p text:style-name="Normal"><text:s text:c="8"/>}</text:p>
      <text:p text:style-name="Normal"><text:s text:c="8"/>footer {</text:p>
      <text:p text:style-name="Normal"><text:s text:c="12"/>background: #f8f9fa;</text:p>
      <text:p text:style-name="Normal"><text:s text:c="12"/>color: #333;</text:p>
      <text:p text:style-name="Normal"><text:s text:c="12"/>padding: 10px 0;</text:p>
      <text:p text:style-name="Normal"><text:s text:c="12"/>position: fixed;</text:p>
      <text:soft-page-break/>
      <text:p text:style-name="Normal"><text:s text:c="12"/>width: 100%;</text:p>
      <text:p text:style-name="Normal"><text:s text:c="12"/>bottom: 0;</text:p>
      <text:p text:style-name="Normal"><text:s text:c="12"/>border-top: 2px solid #ddd;</text:p>
      <text:p text:style-name="Normal"><text:s text:c="8"/>}</text:p>
      <text:p text:style-name="Normal"><text:s text:c="8"/>a {</text:p>
      <text:p text:style-name="Normal"><text:s text:c="12"/>color: #007bff;</text:p>
      <text:p text:style-name="Normal"><text:s text:c="12"/>text-decoration: none;</text:p>
      <text:p text:style-name="Normal"><text:s text:c="8"/>}</text:p>
      <text:p text:style-name="Normal"><text:s text:c="8"/>a:hover {</text:p>
      <text:p text:style-name="Normal"><text:s text:c="12"/>text-decoration: underline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header&gt;</text:p>
      <text:p text:style-name="Normal"><text:s text:c="8"/>&lt;h1&gt;Welcome to My Project&lt;/h1&gt;</text:p>
      <text:p text:style-name="Normal"><text:s text:c="8"/>&lt;p&gt;A clean and modern GitHub Pages site&lt;/p&gt;</text:p>
      <text:p text:style-name="Normal"><text:s text:c="4"/>&lt;/header&gt;</text:p>
      <text:p text:style-name="Normal"><text:s text:c="4"/>&lt;section&gt;</text:p>
      <text:p text:style-name="Normal"><text:s text:c="8"/>&lt;h2&gt;About This Project&lt;/h2&gt;</text:p>
      <text:p text:style-name="Normal"><text:s text:c="8"/>&lt;p&gt;This is a simple and stylish webpage for my project, built using HTML and CSS.&lt;/p&gt;</text:p>
      <text:p text:style-name="Normal"><text:s text:c="4"/>&lt;/section&gt;</text:p>
      <text:p text:style-name="Normal"><text:s text:c="4"/>&lt;footer&gt;</text:p>
      <text:p text:style-name="Normal"><text:s text:c="8"/>&lt;p&gt;&amp;copy; 2025 My Project | &lt;a href="#"&gt;Contact&lt;/a&gt;&lt;/p&gt;</text:p>
      <text:p text:style-name="Normal"><text:s text:c="4"/>&lt;/footer&gt;</text:p>
      <text:p text:style-name="Normal">&lt;/body&gt;</text:p>
      <text:p text:style-name="Normal">&lt;/html&gt;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25-02-03T22:52:00Z</meta:creation-date>
    <dc:date>2025-02-03T23:57:00Z</dc:date>
    <meta:template xlink:href="Normal" xlink:type="simple"/>
    <meta:editing-cycles>4</meta:editing-cycles>
    <meta:editing-duration>PT180S</meta:editing-duration>
    <meta:document-statistic meta:page-count="2" meta:paragraph-count="3" meta:word-count="235" meta:character-count="1572" meta:row-count="11" meta:non-whitespace-character-count="1340"/>
  </office:meta>
</office:document-meta>
</file>